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grid_row" style:family="table-row" style:display-name="grid_row">
      <style:table-row-properties style:row-height="1cm"/>
    </style:style>
    <style:style style:name="character_col" style:family="table-column" style:display-name="character_col">
      <style:table-column-properties style:column-width="3cm"/>
    </style:style>
  </office:automatic-styles>
  <office:body>
    <office:spreadsheet>
      <table:table table:name="combined">
        <table:table-column table:style-name="character_col"/>
        <table:table-column table:style-name="character_col"/>
        <table:table-row table:style-name="grid_row">
          <table:table-cell office:value-type="string">
            <text:p>charac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racter</text:p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name</text:p>
          </table:table-cell>
          <table:table-cell office:value-type="string">
            <text:p>Catgirl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HP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ACC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>EVA</text:p>
          </table:table-cell>
          <table:table-cell office:value-type="string">
            <text:p>1000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ATK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DEF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>SPD</text:p>
          </table:table-cell>
          <table:table-cell office:value-type="string">
            <text:p>0</text:p>
          </table:table-cell>
        </table:table-row>
        <table:table-row table:style-name="grid_row"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dev</meta:generator>
  </office:meta>
</office:document-meta>
</file>